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32cm" fo:min-width="1.8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79cm" fo:min-width="1.0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754cm"/>
    </style:style>
    <style:style style:name="gr6" style:family="graphic" style:parent-style-name="standard">
      <style:graphic-properties draw:textarea-horizontal-align="justify" draw:textarea-vertical-align="middle" draw:auto-grow-height="false" fo:min-height="0.533cm" fo:min-width="1.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5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2cm"/>
    </style:style>
    <style:style style:name="gr11" style:family="graphic" style:parent-style-name="standard">
      <style:graphic-properties draw:textarea-horizontal-align="justify" draw:textarea-vertical-align="middle" draw:auto-grow-height="false" fo:min-height="0.01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01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4cm" fo:min-width="1.10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2.344cm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7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1.0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1cm"/>
    </style:style>
    <style:style style:name="gr22" style:family="graphic" style:parent-style-name="standard">
      <style:graphic-properties draw:stroke="none" draw:fill="none" fo:min-height="1.458cm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1.579cm" fo:min-width="1.03cm"/>
    </style:style>
    <style:style style:name="gr2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textarea-horizontal-align="justify" draw:textarea-vertical-align="middle" draw:auto-grow-height="false" fo:min-height="1.603cm" fo:min-width="1.3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20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 fo:language="en" fo:country="GB" style:font-size-asian="22pt" style:font-size-complex="2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language="en" fo:country="GB"/>
    </style:style>
    <style:style style:name="P13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language="en" fo:country="GB"/>
    </style:style>
    <style:style style:name="T5" style:family="text">
      <style:text-properties fo:font-size="22pt" fo:language="en" fo:country="GB" style:font-size-asian="22pt" style:font-size-complex="22pt"/>
    </style:style>
    <style:style style:name="T6" style:family="text">
      <style:text-properties style:text-position="-33% 58%" fo:font-size="22pt" fo:language="en" fo:country="GB" style:font-size-asian="22pt" style:font-size-complex="22pt"/>
    </style:style>
    <style:style style:name="T7" style:family="text">
      <style:text-properties style:text-position="-33% 58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0" draw:id="id10">
          <draw:line draw:style-name="gr1" draw:text-style-name="P1" draw:layer="layout" svg:x1="2.041cm" svg:y1="7.751cm" svg:x2="0.3cm" svg:y2="7.767cm">
            <text:p/>
          </draw:line>
          <draw:line draw:style-name="gr1" draw:text-style-name="P1" draw:layer="layout" svg:x1="2.042cm" svg:y1="7.742cm" svg:x2="0.301cm" svg:y2="7.758cm">
            <text:p/>
          </draw:line>
          <draw:line draw:style-name="gr1" draw:text-style-name="P1" draw:layer="layout" svg:x1="0.776cm" svg:y1="8.1cm" svg:x2="1.641cm" svg:y2="8.1cm">
            <text:p/>
          </draw:line>
          <draw:line draw:style-name="gr1" draw:text-style-name="P1" draw:layer="layout" svg:x1="1.009cm" svg:y1="8.4cm" svg:x2="1.425cm" svg:y2="8.4cm">
            <text:p/>
          </draw:line>
          <draw:line draw:style-name="gr1" draw:text-style-name="P1" draw:layer="layout" svg:x1="1.194cm" svg:y1="7.729cm" svg:x2="1.201cm" svg:y2="6.956cm">
            <text:p/>
          </draw:line>
        </draw:g>
        <draw:custom-shape draw:style-name="gr2" draw:text-style-name="P2" xml:id="id7" draw:id="id7" draw:layer="layout" svg:width="2.38cm" svg:height="0.782cm" svg:x="5.099cm" svg:y="0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38cm" svg:height="0.782cm" svg:x="11.92cm" svg:y="0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38cm" svg:height="0.782cm" draw:transform="rotate (1.5707963267949) translate (9.457cm 4.986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514cm" svg:x1="16.194cm" svg:y1="10.655cm" svg:x2="9.836cm" svg:y2="11.419cm" draw:start-shape="id1" draw:start-glue-point="2" draw:end-shape="id2" draw:end-glue-point="6" svg:d="M16194 10655v1779h-6358v-1015" svg:viewBox="0 0 6359 1780">
          <text:p/>
        </draw:connector>
        <draw:connector draw:style-name="gr3" draw:text-style-name="P2" draw:layer="layout" svg:x1="9.848cm" svg:y1="4.986cm" svg:x2="16.054cm" svg:y2="6.676cm" draw:start-shape="id3" draw:start-glue-point="3" draw:end-shape="id4" draw:end-glue-point="6" svg:d="M9848 4986v1690h6206" svg:viewBox="0 0 6207 1691">
          <text:p/>
        </draw:connector>
        <draw:connector draw:style-name="gr3" draw:text-style-name="P2" draw:layer="layout" svg:x1="11.92cm" svg:y1="1.092cm" svg:x2="9.848cm" svg:y2="2.606cm" draw:start-shape="id5" draw:start-glue-point="3" draw:end-shape="id3" draw:end-glue-point="1" svg:d="M11920 1092h-2072v1514" svg:viewBox="0 0 2073 1515">
          <text:p/>
        </draw:connector>
        <draw:custom-shape draw:style-name="gr4" draw:text-style-name="P4" xml:id="id2" draw:id="id2" draw:layer="layout" svg:width="3.061cm" svg:height="3.657cm" svg:x="8.305cm" svg:y="7.76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4.254cm" svg:height="1.583cm" svg:x="10.657cm" svg:y="10.321cm">
          <draw:text-box>
            <text:p><text:span text:style-name="T2">V</text:span><text:span text:style-name="T3">d</text:span><text:span text:style-name="T2"> </text:span><text:span text:style-name="T4"><text:s/></text:span></text:p>
          </draw:text-box>
        </draw:frame>
        <draw:connector draw:style-name="gr3" draw:text-style-name="P6" draw:layer="layout" svg:x1="2.886cm" svg:y1="6.676cm" svg:x2="9.836cm" svg:y2="7.762cm" draw:start-shape="id6" draw:start-glue-point="10" draw:end-shape="id2" draw:end-glue-point="4" svg:d="M2886 6676h6950v1086" svg:viewBox="0 0 6951 1087">
          <text:p/>
        </draw:connector>
        <draw:connector draw:style-name="gr3" draw:text-style-name="P6" draw:layer="layout" svg:x1="7.479cm" svg:y1="1.092cm" svg:x2="9.848cm" svg:y2="2.606cm" draw:start-shape="id7" draw:start-glue-point="1" draw:end-shape="id3" draw:end-glue-point="1" svg:d="M7479 1092h2369v1514" svg:viewBox="0 0 2370 1515">
          <text:p/>
        </draw:connector>
        <draw:connector draw:style-name="gr3" draw:text-style-name="P6" draw:layer="layout" svg:x1="14.3cm" svg:y1="1.092cm" svg:x2="16.194cm" svg:y2="8.201cm" draw:start-shape="id5" draw:start-glue-point="1" draw:end-shape="id1" draw:end-glue-point="0" svg:d="M14300 1092h1894v7109" svg:viewBox="0 0 1895 7110">
          <text:p/>
        </draw:connector>
        <draw:custom-shape draw:style-name="gr6" draw:text-style-name="P2" xml:id="id8" draw:id="id8" draw:layer="layout" svg:width="2.38cm" svg:height="0.783cm" svg:x="5.097cm" svg:y="12.0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2.38cm" svg:height="0.783cm" draw:transform="rotate (1.5707963267949) translate (2.35cm 10.67cm)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7.477cm" svg:y1="12.46cm" svg:x2="9.836cm" svg:y2="11.419cm" draw:start-shape="id8" draw:start-glue-point="1" draw:end-shape="id2" draw:end-glue-point="6" svg:d="M7477 12460h2359v-1041" svg:viewBox="0 0 2360 1042">
          <text:p/>
        </draw:connector>
        <draw:connector draw:style-name="gr3" draw:text-style-name="P6" draw:layer="layout" svg:x1="2.741cm" svg:y1="10.67cm" svg:x2="5.097cm" svg:y2="12.46cm" draw:start-shape="id9" draw:start-glue-point="3" draw:end-shape="id8" draw:end-glue-point="3" svg:d="M2741 10670v1790h2356" svg:viewBox="0 0 2357 1791">
          <text:p/>
        </draw:connector>
        <draw:frame draw:style-name="gr7" draw:text-style-name="P7" draw:layer="layout" svg:width="3.071cm" svg:height="1.583cm" svg:x="13.601cm" svg:y="8.851cm">
          <draw:text-box>
            <text:p><text:span text:style-name="T5">I</text:span><text:span text:style-name="T6">c</text:span></text:p>
          </draw:text-box>
        </draw:frame>
        <draw:frame draw:style-name="gr8" draw:text-style-name="P8" draw:layer="layout" svg:width="1.651cm" svg:height="1.583cm" svg:x="5.62cm" svg:y="1.483cm">
          <draw:text-box>
            <text:p>R<text:span text:style-name="T7">1</text:span></text:p>
          </draw:text-box>
        </draw:frame>
        <draw:frame draw:style-name="gr8" draw:text-style-name="P8" draw:layer="layout" svg:width="1.651cm" svg:height="1.583cm" svg:x="5.588cm" svg:y="12.852cm">
          <draw:text-box>
            <text:p>R<text:span text:style-name="T7">7</text:span></text:p>
          </draw:text-box>
        </draw:frame>
        <draw:frame draw:style-name="gr8" draw:text-style-name="P8" draw:layer="layout" svg:width="1.651cm" svg:height="1.583cm" svg:x="12.508cm" svg:y="7.026cm">
          <draw:text-box>
            <text:p>R<text:span text:style-name="T7">5</text:span></text:p>
          </draw:text-box>
        </draw:frame>
        <draw:frame draw:style-name="gr9" draw:text-style-name="P8" draw:layer="layout" svg:width="1.652cm" svg:height="1.583cm" svg:x="5.52cm" svg:y="7.026cm">
          <draw:text-box>
            <text:p>R<text:span text:style-name="T7">4</text:span></text:p>
          </draw:text-box>
        </draw:frame>
        <draw:frame draw:style-name="gr8" draw:text-style-name="P8" draw:layer="layout" svg:width="1.651cm" svg:height="1.583cm" svg:x="10.201cm" svg:y="3.234cm">
          <draw:text-box>
            <text:p>R<text:span text:style-name="T7">3</text:span></text:p>
          </draw:text-box>
        </draw:frame>
        <draw:frame draw:style-name="gr10" draw:text-style-name="P8" draw:layer="layout" svg:width="1.652cm" svg:height="1.583cm" svg:x="12.374cm" svg:y="1.483cm">
          <draw:text-box>
            <text:p>R<text:span text:style-name="T7">2</text:span></text:p>
          </draw:text-box>
        </draw:frame>
        <draw:frame draw:style-name="gr8" draw:text-style-name="P8" draw:layer="layout" svg:width="1.651cm" svg:height="1.583cm" svg:x="1.049cm" svg:y="10.217cm">
          <draw:text-box>
            <text:p>R<text:span text:style-name="T7">6</text:span></text:p>
          </draw:text-box>
        </draw:frame>
        <draw:custom-shape draw:style-name="gr11" draw:text-style-name="P6" draw:layer="layout" svg:width="0.333cm" svg:height="0.366cm" svg:x="9.65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4" draw:id="id4" draw:layer="layout" svg:width="0.332cm" svg:height="0.368cm" svg:x="16.054cm" svg:y="6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32cm" svg:height="0.367cm" svg:x="9.659cm" svg:y="12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32cm" svg:height="0.368cm" svg:x="9.659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1.604cm" svg:height="3.564cm" svg:x="8.297cm" svg:y="2.634cm">
          <draw:text-box>
            <text:p>+</text:p>
            <text:p>V<text:span text:style-name="T7">b</text:span></text:p>
            <text:p>-</text:p>
          </draw:text-box>
        </draw:frame>
        <draw:line draw:style-name="gr14" draw:text-style-name="P1" draw:layer="layout" svg:x1="3.657cm" svg:y1="8.29cm" svg:x2="3.657cm" svg:y2="10.972cm">
          <text:p/>
        </draw:line>
        <draw:frame draw:style-name="gr15" draw:text-style-name="P9" draw:layer="layout" svg:width="2.611cm" svg:height="2.594cm" svg:x="3.866cm" svg:y="8.644cm">
          <draw:text-box>
            <text:p><text:span text:style-name="T8">I</text:span><text:span text:style-name="T9">d</text:span></text:p>
          </draw:text-box>
        </draw:frame>
        <draw:g xml:id="id1" draw:id="id1">
          <draw:line draw:style-name="gr16" draw:text-style-name="P1" draw:layer="layout" svg:x1="16.195cm" svg:y1="8.201cm" svg:x2="16.195cm" svg:y2="9.017cm">
            <text:p/>
          </draw:line>
          <draw:line draw:style-name="gr16" draw:text-style-name="P1" draw:layer="layout" svg:x1="15.114cm" svg:y1="9.024cm" svg:x2="17.274cm" svg:y2="9.024cm">
            <text:p/>
          </draw:line>
          <draw:line draw:style-name="gr16" draw:text-style-name="P1" draw:layer="layout" svg:x1="15.115cm" svg:y1="9.844cm" svg:x2="17.275cm" svg:y2="9.844cm">
            <text:p/>
          </draw:line>
          <draw:line draw:style-name="gr16" draw:text-style-name="P1" draw:layer="layout" svg:x1="16.195cm" svg:y1="9.839cm" svg:x2="16.195cm" svg:y2="10.655cm">
            <text:p/>
          </draw:line>
        </draw:g>
        <draw:frame draw:style-name="gr10" draw:text-style-name="P8" draw:layer="layout" svg:width="1.652cm" svg:height="1.583cm" svg:x="16.548cm" svg:y="10.017cm">
          <draw:text-box>
            <text:p>C</text:p>
          </draw:text-box>
        </draw:frame>
        <draw:connector draw:style-name="gr17" draw:text-style-name="P6" draw:layer="layout" svg:x1="2.553cm" svg:y1="6.676cm" svg:x2="1.171cm" svg:y2="6.956cm" draw:start-shape="id6" draw:start-glue-point="6" draw:end-shape="id10" draw:end-glue-point="0" svg:d="M2553 6676h-1382v280" svg:viewBox="0 0 1383 281">
          <text:p/>
        </draw:connector>
        <draw:frame draw:style-name="gr18" draw:text-style-name="P8" draw:layer="layout" svg:width="1.212cm" svg:height="1.367cm" svg:x="2.101cm" svg:y="-0.033cm">
          <draw:text-box draw:corner-radius="0.26cm">
            <text:p>1</text:p>
          </draw:text-box>
        </draw:frame>
        <draw:frame draw:style-name="gr19" draw:text-style-name="P8" draw:layer="layout" svg:width="1.562cm" svg:height="1.91cm" svg:x="9.539cm" svg:y="0.124cm">
          <draw:text-box>
            <text:p>2</text:p>
          </draw:text-box>
        </draw:frame>
        <draw:frame draw:style-name="gr18" draw:text-style-name="P8" draw:layer="layout" svg:width="1.212cm" svg:height="1.367cm" svg:x="15.889cm" svg:y="0.067cm">
          <draw:text-box>
            <text:p>3</text:p>
          </draw:text-box>
        </draw:frame>
        <draw:frame draw:style-name="gr18" draw:text-style-name="P8" draw:layer="layout" svg:width="1.212cm" svg:height="1.367cm" svg:x="9.849cm" svg:y="5.408cm">
          <draw:text-box>
            <text:p>5</text:p>
          </draw:text-box>
        </draw:frame>
        <draw:frame draw:style-name="gr20" draw:text-style-name="P8" draw:layer="layout" svg:width="1.212cm" svg:height="1.366cm" svg:x="2.316cm" svg:y="12.517cm">
          <draw:text-box>
            <text:p>7</text:p>
          </draw:text-box>
        </draw:frame>
        <draw:frame draw:style-name="gr21" draw:text-style-name="P8" draw:layer="layout" svg:width="1.211cm" svg:height="1.366cm" svg:x="9.139cm" svg:y="12.517cm">
          <draw:text-box>
            <text:p>8</text:p>
          </draw:text-box>
        </draw:frame>
        <draw:frame draw:style-name="gr18" draw:text-style-name="P8" draw:layer="layout" svg:width="1.212cm" svg:height="1.367cm" svg:x="16.245cm" svg:y="5.977cm">
          <draw:text-box>
            <text:p>6</text:p>
          </draw:text-box>
        </draw:frame>
        <draw:frame draw:style-name="gr22" draw:text-style-name="P10" draw:layer="layout" svg:width="1.495cm" svg:height="1.708cm" svg:x="17.061cm" svg:y="4.646cm">
          <draw:text-box>
            <text:p><text:span text:style-name="T5">I</text:span><text:span text:style-name="T6">b</text:span></text:p>
          </draw:text-box>
        </draw:frame>
        <draw:line draw:style-name="gr23" draw:text-style-name="P11" draw:layer="layout" svg:x1="14.501cm" svg:y1="8.634cm" svg:x2="14.501cm" svg:y2="10.734cm">
          <text:p/>
        </draw:line>
        <draw:connector draw:style-name="gr3" draw:text-style-name="P6" draw:layer="layout" svg:x1="2.741cm" svg:y1="8.29cm" svg:x2="5.099cm" svg:y2="1.092cm" draw:start-shape="id9" draw:start-glue-point="1" draw:end-shape="id7" draw:end-glue-point="3" svg:d="M2741 8290v-7198h2358" svg:viewBox="0 0 2359 7199">
          <text:p/>
        </draw:connector>
        <draw:custom-shape draw:style-name="gr11" draw:text-style-name="P6" xml:id="id6" draw:id="id6" draw:layer="layout" svg:width="0.333cm" svg:height="0.368cm" svg:x="2.553cm" svg:y="6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4cm" svg:height="0.4cm" svg:x="2.501cm" svg:y="1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2" draw:layer="layout" svg:width="3.059cm" svg:height="3.657cm" svg:x="14.663cm" svg:y="2.02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6" draw:text-style-name="P12" draw:layer="layout" svg:x1="16.189cm" svg:y1="3.085cm" svg:x2="16.189cm" svg:y2="4.883cm">
            <text:p/>
          </draw:line>
        </draw:g>
        <draw:custom-shape draw:style-name="gr6" draw:text-style-name="P2" draw:layer="layout" svg:width="2.38cm" svg:height="0.783cm" svg:x="5.099cm" svg:y="6.2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8cm" svg:height="0.783cm" svg:x="12.062cm" svg:y="6.2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618cm" svg:height="2.619cm" svg:x="1.463cm" svg:y="2.555cm">
          <text:p text:style-name="P13"><text:span text:style-name="T10">+</text:span></text:p>
          <text:p text:style-name="P13"><text:span text:style-name="T10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651cm" svg:height="1.583cm" svg:x="0.7cm" svg:y="2.117cm">
          <draw:text-box>
            <text:p>v<text:span text:style-name="T7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CF_20_Only_20_One" draw:display-name="CF Only One" svg:viewBox="0 0 38 40" svg:d="M19 40h1v-40h-2v40zM20 40h-20v-2h20zM18 40h20v-2h-20zM20 22h-20v-2h20zM18 22h20v-2h-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4T15:30:33.798838331</meta:creation-date>
    <dc:date>2021-04-04T21:32:22.809658640</dc:date>
    <meta:editing-duration>PT12M25S</meta:editing-duration>
    <meta:editing-cycles>5</meta:editing-cycles>
    <meta:generator>LibreOffice/6.0.7.3$Linux_X86_64 LibreOffice_project/00m0$Build-3</meta:generator>
    <meta:document-statistic meta:object-count="62"/>
  </office:meta>
</office:document-meta>
</file>